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1.251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356cm" svg:x="3.575cm" svg:y="11.273cm">
          <draw:text-box>
            <text:p text:style-name="P1"><text:span text:style-name="T1">1</text:span></text:p>
          </draw:text-box>
        </draw:frame>
        <draw:custom-shape draw:style-name="gr3" draw:text-style-name="P1" draw:layer="layout" svg:width="5.715cm" svg:height="1.608cm" svg:x="1.437cm" svg:y="7.35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15cm" svg:height="1.843cm" svg:x="1.462cm" svg:y="7.204cm">
          <draw:text-box>
            <text:p text:style-name="P1"><text:span text:style-name="T2">Prepare Control Swi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9:25:52.522599034</meta:creation-date>
    <dc:date>2016-06-15T09:10:58.398817598</dc:date>
    <meta:editing-duration>PT36M14S</meta:editing-duration>
    <meta:editing-cycles>17</meta:editing-cycles>
    <meta:generator>LibreOffice/4.2.8.2$Linux_X86_64 LibreOffice_project/420m0$Build-2</meta:generator>
    <meta:print-date>2016-06-06T09:48:56.835062772</meta:print-date>
    <meta:document-statistic meta:object-count="4"/>
  </office:meta>
</office:document-meta>
</file>